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officeooo:rsid="00170ca3" officeooo:paragraph-rsid="00170ca3"/>
    </style:style>
    <style:style style:name="P2" style:family="paragraph" style:parent-style-name="Standard">
      <style:text-properties officeooo:rsid="0014a8b3" officeooo:paragraph-rsid="0014a8b3"/>
    </style:style>
    <style:style style:name="P3" style:family="paragraph" style:parent-style-name="Standard">
      <style:text-properties officeooo:rsid="0014a8b3" officeooo:paragraph-rsid="00170ca3"/>
    </style:style>
    <style:style style:name="P4" style:family="paragraph" style:parent-style-name="Standard">
      <style:text-properties officeooo:rsid="0014a8b3" officeooo:paragraph-rsid="001a8f60"/>
    </style:style>
    <style:style style:name="P5" style:family="paragraph" style:parent-style-name="Standard">
      <style:text-properties officeooo:rsid="00170ca3" officeooo:paragraph-rsid="00170ca3"/>
    </style:style>
    <style:style style:name="P6" style:family="paragraph" style:parent-style-name="Standard" style:list-style-name="L1">
      <style:text-properties officeooo:rsid="0018ca98" officeooo:paragraph-rsid="0018ca98"/>
    </style:style>
    <style:style style:name="P7" style:family="paragraph" style:parent-style-name="Standard" style:list-style-name="L1">
      <style:text-properties officeooo:rsid="0018ca98" officeooo:paragraph-rsid="001a8f60"/>
    </style:style>
    <style:style style:name="P8" style:family="paragraph" style:parent-style-name="Standard" style:list-style-name="L1">
      <style:text-properties officeooo:rsid="001a8f60" officeooo:paragraph-rsid="001a8f60"/>
    </style:style>
    <style:style style:name="P9" style:family="paragraph" style:parent-style-name="Standard">
      <style:text-properties officeooo:rsid="001a8f60" officeooo:paragraph-rsid="001a8f60"/>
    </style:style>
    <style:style style:name="P10" style:family="paragraph" style:parent-style-name="Standard" style:list-style-name="L2">
      <style:text-properties officeooo:rsid="001a8f60" officeooo:paragraph-rsid="001a8f60"/>
    </style:style>
    <style:style style:name="P11" style:family="paragraph" style:parent-style-name="Standard" style:list-style-name="L1">
      <style:text-properties officeooo:rsid="001c9e16" officeooo:paragraph-rsid="001c9e16"/>
    </style:style>
    <style:style style:name="P12" style:family="paragraph" style:parent-style-name="Standard" style:list-style-name="L2">
      <style:text-properties officeooo:rsid="001c9e16" officeooo:paragraph-rsid="001c9e16"/>
    </style:style>
    <style:style style:name="P13" style:family="paragraph" style:parent-style-name="Standard">
      <style:text-properties officeooo:rsid="001c9e16" officeooo:paragraph-rsid="001c9e16"/>
    </style:style>
    <style:style style:name="T1" style:family="text">
      <style:text-properties officeooo:rsid="0014d1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l" fo:country="GR" officeooo:rsid="0014d1d0"/>
    </style:style>
    <style:style style:name="T4" style:family="text">
      <style:text-properties style:text-position="super 58%"/>
    </style:style>
    <style:style style:name="T5" style:family="text">
      <style:text-properties officeooo:rsid="0017d1ee"/>
    </style:style>
    <style:style style:name="T6" style:family="text">
      <style:text-properties officeooo:rsid="001a336d"/>
    </style:style>
    <style:style style:name="T7" style:family="text">
      <style:text-properties officeooo:rsid="001ad840"/>
    </style:style>
    <style:style style:name="T8" style:family="text">
      <style:text-properties officeooo:rsid="001c9e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4">η</text:span> προγραμματιστική εργασία στα Λειτουργικά σ<text:span text:style-name="T5">υ</text:span>στήματα 2019</text:p>
      <text:p text:style-name="P2"/>
      <text:p text:style-name="P5">Στην αρχή του αρχείου καλούνται όλες οι απαραίτητες βιβλιοθήκες για την υλοποίηση του προγράμματος.</text:p>
      <text:p text:style-name="P9">Στη συνέχεια ακολουθούν οι αρχικοποιήσεις όλων των νημάτων (mutex, cond), αλλά και μεταβλητών που πρόκειται να χρησιμοποιηθούν για την υλοποίηση του προγράμματος.</text:p>
      <text:p text:style-name="P4"/>
      <text:p text:style-name="P3">Η <text:span text:style-name="T2">ρουτίνα call</text:span> <text:span text:style-name="T1">αρχικοποιεί το id του νήματος, το οποίο δέχεται και ως όρισμα στη main όταν καλείται κατά τη δημιουργία του νήματος. Επίσης, αρχικοποιεί όλες τις απαραίτητες μεταβλητές – j, prob (η πιθανότητα πραγματοποίησης τελικά της πληρωμής), numofseats, πίνακες temp &amp; seatsarray. Κάθε νήμα στη ρουτίνα call κλειδώνεται και ξεκλειδώνεται ώστε να αποφευχθεί η ταυτόχρονη υλοποίηση λειτουργιών (πχ κλείσιμο θέσεων ή πληρωμών). </text:span><text:span text:style-name="T3">Με </text:span><text:span text:style-name="T1">τη χρήση της συνάρτησης clock_gettime(), η οποία παρέχεται από τη βιβλιοθήκη time.h, και χηρισμοποιέιται για την αρχικοποίηση της μεταβλητής start της δομής timespec, η οποία θα χρησιμοποιηθεί στον χρόνο εξυπηρέτησης ή αναμονής του κάθε πελάτη. <text:s/></text:span></text:p>
      <text:p text:style-name="P3"><text:span text:style-name="T1">Όσο υπάρχουν διαθέσιμοι τηλεφωνητές εκτελούνται τα εξής:</text:span></text:p>
      <text:list xml:id="list2641335076" text:style-name="L1">
        <text:list-item>
          <text:p text:style-name="P6">κλειδώνεται η οθόνη, οι τηλεφωνητές</text:p>
        </text:list-item>
        <text:list-item>
          <text:p text:style-name="P6">ξεκινά η εξυπηρέτηση του 1ου πελάτη</text:p>
        </text:list-item>
        <text:list-item>
          <text:p text:style-name="P6">ξεκινά να μετρά ο χρόνος</text:p>
        </text:list-item>
        <text:list-item>
          <text:p text:style-name="P11">επιλέγεται ένας τυχαίος αριθμός εισιτηρίων [1,5]</text:p>
        </text:list-item>
        <text:list-item>
          <text:p text:style-name="P11">επιλέγεται ένας τυχαίος χρόνος αναμονής (sleeptime)</text:p>
        </text:list-item>
        <text:list-item>
          <text:p text:style-name="P8">κλειδώνεται η οθόνη</text:p>
        </text:list-item>
        <text:list-item>
          <text:p text:style-name="P6">αν είναι γεμάτο το θέατρο τερματίζεται</text:p>
        </text:list-item>
        <text:list-item>
          <text:p text:style-name="P7">αν δεν υπάρχουν αρκετές θέσεις ώστε να πραγματοποιηθεί η κράτηση, τερμα<text:span text:style-name="T6">τίζεται η διαδικασία και ξεκλειδώνεται η οθόνη</text:span></text:p>
        </text:list-item>
        <text:list-item>
          <text:p text:style-name="P7"><text:span text:style-name="T6"><text:s/>εάν δεν υπάρχουν οι 2 προαναφερόμενοι περιορισμοί ξεκινά η κράτηση των θέσεων</text:span></text:p>
        </text:list-item>
      </text:list>
      <text:p text:style-name="P9">Μετά την πραγματοποίηση της κράτησης της θέσης πραγματοποιείται η πληρωμή η οποία αποτελείται από τα εξής βήματα: </text:p>
      <text:list xml:id="list3607824821" text:style-name="L2">
        <text:list-item>
          <text:p text:style-name="P10">αν η τυχαία πιθανότητα (prob) είναι μ<text:span text:style-name="T7">εγαλύτερη</text:span> από την Pcardsuccess τότε τερματίζεται η διαδικασία και αποδεσμεύονται οι θέσεις από το πλάνο.</text:p>
        </text:list-item>
        <text:list-item>
          <text:p text:style-name="P10">αν η τυχαία πιθανότητα (prob) είναι <text:s/>μ<text:span text:style-name="T7">ικρότερη</text:span> από την Pcardsuccess τότε <text:span text:style-name="T8">χρεώνεται ο πελάτης με το κόστος των εισιτηρίων </text:span></text:p>
        </text:list-item>
        <text:list-item>
          <text:p text:style-name="P12">αυξάνονται τα έσοδα του θεάτρου (income) κατά το ποσό πληρωμής</text:p>
        </text:list-item>
        <text:list-item>
          <text:p text:style-name="P12">εμφανίζεται μήνυμα επιτυχίας συναλλαγής</text:p>
        </text:list-item>
        <text:list-item>
          <text:p text:style-name="P12">αυξάνεται κατά μια συναλλαγή ο τελικός αριθμός συναλλαγών του θεάτρου</text:p>
        </text:list-item>
        <text:list-item>
          <text:p text:style-name="P12">αυξάνεται ο συνολικός χρόνος εξυπηρέτησης κατά πόσο χρόνο χρειάστηκε να εξυπηρετηθεί ο συγκεκριμένος πελάτης</text:p>
        </text:list-item>
      </text:list>
      <text:p text:style-name="P13">Αποδεσμέυεται ένας τηλεφωνητής.</text:p>
      <text:p text:style-name="P13">Τερματίζονται όλα τα νήματα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36:29.353640865</meta:creation-date>
    <dc:date>2019-04-19T14:55:49.197558906</dc:date>
    <meta:editing-duration>PT16M8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331" meta:character-count="2226" meta:non-whitespace-character-count="1926"/>
  </office:meta>
</office:document-meta>
</file>